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530260" draw:fill-color="#f2cbf8" draw:textarea-horizontal-align="justify" draw:textarea-vertical-align="middle" draw:auto-grow-height="false" fo:min-height="2.278cm" fo:min-width="2.028cm"/>
      <style:paragraph-properties style:writing-mode="lr-tb"/>
    </style:style>
    <style:style style:name="gr2" style:family="graphic" style:parent-style-name="standard">
      <style:graphic-properties draw:fill-color="#aadcf7" draw:textarea-horizontal-align="justify" draw:textarea-vertical-align="middle" draw:auto-grow-height="false" fo:min-height="2.864cm" fo:min-width="4.726cm" fo:wrap-option="no-wrap"/>
      <style:paragraph-properties style:writing-mode="lr-tb"/>
    </style:style>
    <style:style style:name="gr3" style:family="graphic" style:parent-style-name="objectwithoutfill">
      <style:graphic-properties draw:marker-start="Arrow" draw:marker-start-width="0.3cm" draw:marker-end="Arrow" draw:marker-end-width="0.3cm" draw:fill="solid"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2.971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6" style:family="graphic" style:parent-style-name="standard">
      <style:graphic-properties draw:textarea-horizontal-align="justify" draw:textarea-vertical-align="middle" draw:auto-grow-height="false" fo:min-height="2.601cm" fo:min-width="3.35cm"/>
      <style:paragraph-properties style:writing-mode="lr-tb"/>
    </style:style>
    <style:style style:name="gr7" style:family="graphic" style:parent-style-name="standard">
      <style:graphic-properties draw:textarea-horizontal-align="justify" draw:textarea-vertical-align="middle" draw:auto-grow-height="false" fo:min-height="1.375cm" fo:min-width="3.101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55cm"/>
      <style:paragraph-properties style:writing-mode="lr-tb"/>
    </style:style>
    <style:style style:name="gr10" style:family="graphic">
      <style:graphic-properties style:protect="size"/>
    </style:style>
    <style:style style:name="pr1" style:family="presentation" style:parent-style-name="Standard-notes">
      <style:graphic-properties draw:fill-color="#ffffff" fo:min-height="13.364cm"/>
      <style:paragraph-properties style:writing-mode="lr-tb"/>
    </style:style>
    <style:style style:name="P1" style:family="paragraph">
      <style:paragraph-properties fo:text-align="center"/>
      <style:text-properties fo:font-weight="bold"/>
    </style:style>
    <style:style style:name="P2" style:family="paragraph">
      <loext:graphic-properties draw:fill-color="#f2cbf8"/>
      <style:paragraph-properties fo:text-align="center"/>
      <style:text-properties fo:font-size="6pt" fo:font-weight="bold" style:font-size-asian="6pt" style:font-size-complex="6pt"/>
    </style:style>
    <style:style style:name="P3" style:family="paragraph">
      <loext:graphic-properties draw:fill-color="#aadcf7"/>
      <style:paragraph-properties fo:text-align="center"/>
      <style:text-properties fo:font-weight="bold"/>
    </style:style>
    <style:style style:name="P4" style:family="paragraph">
      <loext:graphic-properties draw:fill="solid"/>
      <style:paragraph-properties fo:text-align="center"/>
      <style:text-properties fo:font-weight="bold"/>
    </style:style>
    <style:style style:name="P5" style:family="paragraph">
      <style:text-properties fo:font-size="60pt" fo:font-weight="bold" style:font-size-asian="60pt" style:font-size-complex="60pt"/>
    </style:style>
    <style:style style:name="P6" style:family="paragraph">
      <loext:graphic-properties draw:fill="none" draw:fill-color="#ffffff"/>
      <style:text-properties fo:font-size="60pt" fo:font-weight="bold" style:font-size-asian="60pt" style:font-size-complex="60pt"/>
    </style:style>
    <style:style style:name="P7" style:family="paragraph">
      <style:text-properties fo:font-size="6pt" fo:font-weight="bold" style:font-size-asian="6pt" style:font-weight-asian="bold" style:font-size-complex="6pt" style:font-weight-complex="bold"/>
    </style:style>
    <style:style style:name="P8" style:family="paragraph">
      <loext:graphic-properties draw:fill="none" draw:fill-color="#ffffff"/>
      <style:text-properties fo:font-size="6pt" fo:font-weight="bold" style:font-size-asian="6pt" style:font-weight-asian="bold" style:font-size-complex="6pt" style:font-weight-complex="bold"/>
    </style:style>
    <style:style style:name="P9" style:family="paragraph">
      <style:text-properties fo:font-size="6pt" fo:font-weight="bold" style:font-size-asian="6pt" style:font-size-complex="6pt"/>
    </style:style>
    <style:style style:name="P10" style:family="paragraph">
      <loext:graphic-properties draw:fill="none" draw:fill-color="#ffffff"/>
      <style:text-properties fo:font-size="6pt" fo:font-weight="bold" style:font-size-asian="6pt" style:font-size-complex="6pt"/>
    </style:style>
    <style:style style:name="P11" style:family="paragraph">
      <loext:graphic-properties draw:fill-color="#ffffff"/>
    </style:style>
    <style:style style:name="T1" style:family="text">
      <style:text-properties fo:font-size="6pt" style:font-size-asian="6pt" style:font-weight-asian="bold" style:font-size-complex="6pt" style:font-weight-complex="bold"/>
    </style:style>
    <style:style style:name="T2" style:family="text">
      <style:text-properties fo:font-size="6pt" style:font-size-asian="6pt" style:font-size-complex="6pt"/>
    </style:style>
    <style:style style:name="T3" style:family="text">
      <style:text-properties fo:font-size="6pt" fo:font-weight="normal" style:font-size-asian="6pt" style:font-weight-asian="normal" style:font-size-complex="6pt" style:font-weight-complex="normal"/>
    </style:style>
    <style:style style:name="T4" style:family="text">
      <style:text-properties fo:font-size="10pt" style:font-size-asian="10pt" style:font-size-complex="10pt"/>
    </style:style>
    <style:style style:name="T5" style:family="text">
      <style:text-properties fo:font-size="60pt" style:font-size-asian="60pt" style:font-size-complex="60pt"/>
    </style:style>
    <style:style style:name="T6" style:family="text">
      <style:text-properties fo:font-size="6pt" fo:font-weight="bold" style:font-size-asian="6pt" style:font-weight-asian="bold" style:font-size-complex="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2" xml:id="id1" draw:id="id1" draw:layer="layout" svg:width="2.8cm" svg:height="2.8cm" svg:x="1.2cm" svg:y="1cm">
          <text:p text:style-name="P1"><text:span text:style-name="T1">CLIENT 1</text:span></text:p>
          <text:p text:style-name="P1"><text:span text:style-name="T2"/></text:p>
          <text:p text:style-name="P1"><text:span text:style-name="T3">Application,</text:span></text:p>
          <text:p text:style-name="P1"><text:span text:style-name="T3">Site web,</text:span></text:p>
          <text:p text:style-name="P1"><text:span text:style-name="T3">ect.</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2.8cm" svg:height="2.8cm" svg:x="1.201cm" svg:y="4.001cm">
          <text:p text:style-name="P1"><text:span text:style-name="T1">CLIENT 2</text:span></text:p>
          <text:p text:style-name="P1"><text:span text:style-name="T2"/></text:p>
          <text:p text:style-name="P1"><text:span text:style-name="T3">Application,</text:span></text:p>
          <text:p text:style-name="P1"><text:span text:style-name="T3">Site web,</text:span></text:p>
          <text:p text:style-name="P1"><text:span text:style-name="T3">ect.</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4" draw:id="id4" draw:layer="layout" svg:width="2.8cm" svg:height="2.8cm" svg:x="1.202cm" svg:y="9.002cm">
          <text:p text:style-name="P1"><text:span text:style-name="T1">CLIENT n</text:span></text:p>
          <text:p text:style-name="P1"><text:span text:style-name="T2"/></text:p>
          <text:p text:style-name="P1"><text:span text:style-name="T3">Application,</text:span></text:p>
          <text:p text:style-name="P1"><text:span text:style-name="T3">Site web,</text:span></text:p>
          <text:p text:style-name="P1"><text:span text:style-name="T3">ect.</text:span></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2" draw:id="id2" draw:layer="layout" svg:width="8cm" svg:height="4.8cm" svg:x="7.6cm" svg:y="4cm">
          <text:p text:style-name="P1">API REST</text:p>
          <text:p text:style-name="P1"/>
          <text:p text:style-name="P1"><text:span text:style-name="T4">POST, GET, PUT, DELETE, et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4" draw:layer="layout" svg:x1="4cm" svg:y1="2.4cm" svg:x2="11.6cm" svg:y2="4cm" draw:start-shape="id1" draw:start-glue-point="1" draw:end-shape="id2" draw:end-glue-point="0" svg:d="M4000 2400h7600v1600" svg:viewBox="0 0 7601 1601">
          <text:p/>
        </draw:connector>
        <draw:connector draw:style-name="gr3" draw:text-style-name="P4" draw:layer="layout" svg:x1="4.001cm" svg:y1="5.401cm" svg:x2="7.6cm" svg:y2="6.4cm" draw:start-shape="id3" draw:start-glue-point="1" draw:end-shape="id2" draw:end-glue-point="3" svg:d="M4001 5401h1800v999h1799" svg:viewBox="0 0 3600 1000">
          <text:p/>
        </draw:connector>
        <draw:connector draw:style-name="gr3" draw:text-style-name="P4" draw:layer="layout" svg:x1="4.002cm" svg:y1="10.402cm" svg:x2="11.6cm" svg:y2="8.8cm" draw:start-shape="id4" draw:start-glue-point="1" draw:end-shape="id2" draw:end-glue-point="2" svg:d="M4002 10402h7598v-1602" svg:viewBox="0 0 7599 1603">
          <text:p/>
        </draw:connector>
        <draw:frame draw:style-name="gr4" draw:text-style-name="P6" draw:layer="layout" svg:width="3.6cm" svg:height="3.221cm" svg:x="1.4cm" svg:y="5.979cm">
          <draw:text-box>
            <text:p text:style-name="P5"><text:span text:style-name="T5">...</text:span></text:p>
          </draw:text-box>
        </draw:frame>
        <draw:frame draw:style-name="gr5" draw:text-style-name="P8" draw:layer="layout" svg:width="4.6cm" svg:height="0.489cm" svg:x="5.6cm" svg:y="1.911cm">
          <draw:text-box>
            <text:p text:style-name="P7"><text:span text:style-name="T1">Requête HTTP</text:span></text:p>
          </draw:text-box>
        </draw:frame>
        <draw:frame draw:style-name="gr5" draw:text-style-name="P8" draw:layer="layout" svg:width="4.6cm" svg:height="0.489cm" svg:x="4.6cm" svg:y="4.912cm">
          <draw:text-box>
            <text:p text:style-name="P7"><text:span text:style-name="T1">Requête HTTP</text:span></text:p>
          </draw:text-box>
        </draw:frame>
        <draw:frame draw:style-name="gr5" draw:text-style-name="P10" draw:layer="layout" svg:width="4.6cm" svg:height="0.489cm" svg:x="6.6cm" svg:y="9.913cm">
          <draw:text-box>
            <text:p text:style-name="P9"><text:span text:style-name="T2">Requête HTTP</text:span></text:p>
          </draw:text-box>
        </draw:frame>
        <draw:frame draw:style-name="gr5" draw:text-style-name="P8" draw:layer="layout" svg:width="8.6cm" svg:height="0.489cm" svg:x="5.2cm" svg:y="2.6cm">
          <draw:text-box>
            <text:p text:style-name="P7"><text:span text:style-name="T1">Réponse JSON, XML, etc.</text:span></text:p>
          </draw:text-box>
        </draw:frame>
        <draw:frame draw:style-name="gr5" draw:text-style-name="P10" draw:layer="layout" svg:width="8.6cm" svg:height="0.489cm" svg:x="4cm" svg:y="6.401cm">
          <draw:text-box>
            <text:p text:style-name="P9"><text:span text:style-name="T2">Réponse JSON, XML, etc.</text:span></text:p>
          </draw:text-box>
        </draw:frame>
        <draw:frame draw:style-name="gr5" draw:text-style-name="P10" draw:layer="layout" svg:width="8.6cm" svg:height="0.489cm" svg:x="6.3cm" svg:y="10.501cm">
          <draw:text-box>
            <text:p text:style-name="P9"><text:span text:style-name="T2">Réponse JSON, XML, etc.</text:span></text:p>
          </draw:text-box>
        </draw:frame>
        <draw:custom-shape draw:style-name="gr6" draw:text-style-name="P1" xml:id="id5" draw:id="id5" draw:layer="layout" svg:width="4.8cm" svg:height="3.8cm" svg:x="18.2cm" svg:y="3.8cm">
          <text:p text:style-name="P1">SERVEUR</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1" xml:id="id6" draw:id="id6" draw:layer="layout" svg:width="3.6cm" svg:height="2.6cm" svg:x="18.8cm" svg:y="9.4cm">
          <text:p text:style-name="P1">BDD</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 draw:text-style-name="P4" draw:layer="layout" svg:x1="15.6cm" svg:y1="6.4cm" svg:x2="18.2cm" svg:y2="5.7cm" draw:start-shape="id2" draw:start-glue-point="1" draw:end-shape="id5" draw:end-glue-point="3" svg:d="M15600 6400h1301v-700h1299" svg:viewBox="0 0 2601 701">
          <text:p/>
        </draw:connector>
        <draw:frame draw:style-name="gr8" draw:text-style-name="P8" draw:layer="layout" svg:width="1.8cm" svg:height="0.489cm" svg:x="16cm" svg:y="5.2cm">
          <draw:text-box>
            <text:p text:style-name="P7"><text:span text:style-name="T1">Traitements</text:span></text:p>
          </draw:text-box>
        </draw:frame>
        <draw:connector draw:style-name="gr3" draw:text-style-name="P4" draw:layer="layout" svg:x1="20.6cm" svg:y1="7.6cm" svg:x2="20.6cm" svg:y2="9.4cm" draw:start-shape="id5" draw:start-glue-point="2" draw:end-shape="id6" draw:end-glue-point="5" svg:d="M20600 7600v1800" svg:viewBox="0 0 1 1801">
          <text:p/>
        </draw:connector>
        <draw:frame draw:style-name="gr9" draw:text-style-name="P8" draw:layer="layout" svg:width="2.2cm" svg:height="0.8cm" svg:x="20.8cm" svg:y="8.2cm">
          <draw:text-box>
            <text:p text:style-name="P7"><text:span text:style-name="T6">Demande/envoie de ressources</text:span></text:p>
          </draw:text-box>
        </draw:frame>
        <presentation:notes draw:style-name="dp2">
          <draw:page-thumbnail draw:style-name="gr10" draw:layer="layout" svg:width="19.798cm" svg:height="11.136cm" svg:x="0.6cm" svg:y="2.257cm" draw:page-number="1" presentation:class="page"/>
          <draw:frame presentation:style-name="pr1"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éro&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0T16:25:51.373133850</meta:creation-date>
    <dc:date>2022-06-10T16:33:49.092284491</dc:date>
    <meta:editing-duration>PT7M57S</meta:editing-duration>
    <meta:editing-cycles>2</meta:editing-cycles>
    <meta:generator>LibreOffice/6.4.7.2$Linux_X86_64 LibreOffice_project/40$Build-2</meta:generator>
    <meta:document-statistic meta:object-count="43"/>
  </office:meta>
</office:document-meta>
</file>